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792cm" fo:min-width="2.68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9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88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04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6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611cm"/>
    </style:style>
    <style:style style:name="gr11" style:family="graphic" style:parent-style-name="objectwithoutfill">
      <style:graphic-properties draw:marker-end="Circle" draw:marker-end-width="0.3cm" draw:fill="none" draw:textarea-vertical-align="middle"/>
    </style:style>
    <style:style style:name="gr12" style:family="graphic" style:parent-style-name="objectwithoutfill">
      <style:graphic-properties draw:marker-end="Square_20_45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739cm"/>
    </style:style>
    <style:style style:name="gr16" style:family="graphic" style:parent-style-name="standard">
      <style:graphic-properties draw:stroke="none" svg:stroke-color="#000000" draw:fill="none" draw:fill-color="#ffffff" fo:min-height="2.1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1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039cm"/>
    </style:style>
    <style:style style:name="gr19" style:family="graphic" style:parent-style-name="standard">
      <style:graphic-properties draw:stroke="none" draw:fill="none" fo:min-height="0.973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2.014cm" fo:min-width="1.7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329cm"/>
    </style:style>
    <style:style style:name="gr22" style:family="graphic" style:parent-style-name="standard">
      <style:graphic-properties draw:stroke="none" draw:fill="none" fo:min-height="1.7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1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normal" style:font-style-asian="normal" style:font-style-complex="normal"/>
    </style:style>
    <style:style style:name="P7" style:family="paragraph">
      <loext:graphic-properties draw:fill="none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text-position="-33% 58%" style:font-name="Liberation Serif" fo:font-style="italic" style:font-style-asian="italic" style:font-style-complex="italic"/>
    </style:style>
    <style:style style:name="T3" style:family="text">
      <style:text-properties style:text-position="0% 100%" style:font-name="Liberation Serif" fo:font-style="italic" style:font-style-asian="italic" style:font-style-complex="italic"/>
    </style:style>
    <style:style style:name="T4" style:family="text">
      <style:text-properties style:text-position="33% 58%" style:font-name="Liberation Serif" fo:font-style="italic" style:font-style-asian="italic" style:font-style-complex="italic"/>
    </style:style>
    <style:style style:name="T5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-33% 58%" style:font-name="Liberation Serif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5cm" svg:height="4.3cm" svg:x="8.7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1.1cm" svg:x="15.8cm" svg:y="7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424cm" svg:height="1.105cm" svg:x="15.9cm" svg:y="7.1cm">
          <draw:text-box>
            <text:p><text:span text:style-name="T1">L(exc</text:span><text:span text:style-name="T2">j,t</text:span><text:span text:style-name="T1">)</text:span></text:p>
          </draw:text-box>
        </draw:frame>
        <draw:custom-shape draw:style-name="gr2" draw:text-style-name="P1" draw:layer="layout" svg:width="2.5cm" svg:height="1.1cm" svg:x="15.8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386cm" svg:height="1.105cm" svg:x="15.9cm" svg:y="9cm">
          <draw:text-box>
            <text:p><text:span text:style-name="T1">L(inh</text:span><text:span text:style-name="T2">j,t</text:span><text:span text:style-name="T1">)</text:span></text:p>
          </draw:text-box>
        </draw:frame>
        <draw:line draw:style-name="gr5" draw:text-style-name="P1" draw:layer="layout" svg:x1="13cm" svg:y1="7.7cm" svg:x2="15.8cm" svg:y2="7.7cm">
          <text:p/>
        </draw:line>
        <draw:line draw:style-name="gr5" draw:text-style-name="P1" draw:layer="layout" svg:x1="13cm" svg:y1="9.6cm" svg:x2="15.8cm" svg:y2="9.6cm">
          <text:p/>
        </draw:line>
        <draw:custom-shape draw:style-name="gr6" draw:text-style-name="P1" draw:layer="layout" svg:width="4.5cm" svg:height="1.9cm" svg:x="21.9cm" svg:y="7.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546cm" svg:height="1.657cm" svg:x="22.4cm" svg:y="7.801cm">
          <draw:text-box>
            <text:p text:style-name="P3"><text:span text:style-name="T1">Función de </text:span></text:p>
            <text:p text:style-name="P3"><text:span text:style-name="T1">activación</text:span></text:p>
          </draw:text-box>
        </draw:frame>
        <draw:line draw:style-name="gr5" draw:text-style-name="P1" draw:layer="layout" svg:x1="17.1cm" svg:y1="9cm" svg:x2="17.1cm" svg:y2="8.2cm">
          <text:p/>
        </draw:line>
        <draw:line draw:style-name="gr8" draw:text-style-name="P1" draw:layer="layout" svg:x1="18.3cm" svg:y1="7.7cm" svg:x2="19.7cm" svg:y2="7.7cm">
          <text:p/>
        </draw:line>
        <draw:line draw:style-name="gr5" draw:text-style-name="P1" draw:layer="layout" svg:x1="20.7cm" svg:y1="8.7cm" svg:x2="21.9cm" svg:y2="8.7cm">
          <text:p/>
        </draw:line>
        <draw:line draw:style-name="gr8" draw:text-style-name="P1" draw:layer="layout" svg:x1="18.3cm" svg:y1="9.5cm" svg:x2="19.7cm" svg:y2="9.5cm">
          <text:p/>
        </draw:line>
        <draw:line draw:style-name="gr8" draw:text-style-name="P1" draw:layer="layout" svg:x1="19.7cm" svg:y1="9.5cm" svg:x2="20.7cm" svg:y2="8.7cm">
          <text:p/>
        </draw:line>
        <draw:line draw:style-name="gr8" draw:text-style-name="P1" draw:layer="layout" svg:x1="19.7cm" svg:y1="7.7cm" svg:x2="20.7cm" svg:y2="8.7cm">
          <text:p/>
        </draw:line>
        <draw:line draw:style-name="gr5" draw:text-style-name="P1" draw:layer="layout" svg:x1="26.4cm" svg:y1="8.7cm" svg:x2="27.6cm" svg:y2="8.7cm">
          <text:p/>
        </draw:line>
        <draw:frame draw:style-name="gr9" draw:text-style-name="P2" draw:layer="layout" svg:width="1.116cm" svg:height="1.105cm" svg:x="27.5cm" svg:y="8.201cm">
          <draw:text-box>
            <text:p><text:span text:style-name="T3">a</text:span><text:span text:style-name="T2">j,t</text:span></text:p>
          </draw:text-box>
        </draw:frame>
        <draw:frame draw:style-name="gr10" draw:text-style-name="P2" draw:layer="layout" svg:width="1.111cm" svg:height="1.105cm" svg:x="16.6cm" svg:y="4.502cm">
          <draw:text-box>
            <text:p><text:span text:style-name="T3">θ</text:span><text:span text:style-name="T2">j,t</text:span></text:p>
          </draw:text-box>
        </draw:frame>
        <draw:frame draw:style-name="gr9" draw:text-style-name="P2" draw:layer="layout" svg:width="1.116cm" svg:height="1.105cm" svg:x="27.5cm" svg:y="8.202cm">
          <draw:text-box>
            <text:p><text:span text:style-name="T3">a</text:span><text:span text:style-name="T2">j,t</text:span></text:p>
          </draw:text-box>
        </draw:frame>
        <draw:frame draw:style-name="gr9" draw:text-style-name="P2" draw:layer="layout" svg:width="1.116cm" svg:height="1.105cm" svg:x="27.5cm" svg:y="8.202cm">
          <draw:text-box>
            <text:p><text:span text:style-name="T3">a</text:span><text:span text:style-name="T2">j,t</text:span></text:p>
          </draw:text-box>
        </draw:frame>
        <draw:line draw:style-name="gr5" draw:text-style-name="P1" draw:layer="layout" svg:x1="17.2cm" svg:y1="5.6cm" svg:x2="17.2cm" svg:y2="7.1cm">
          <text:p/>
        </draw:line>
        <draw:line draw:style-name="gr8" draw:text-style-name="P1" draw:layer="layout" svg:x1="5.3cm" svg:y1="8.6cm" svg:x2="13.2cm" svg:y2="8.7cm">
          <text:p/>
        </draw:line>
        <draw:line draw:style-name="gr11" draw:text-style-name="P1" draw:layer="layout" svg:x1="5.426cm" svg:y1="5.761cm" svg:x2="8.773cm" svg:y2="7.838cm">
          <text:p/>
        </draw:line>
        <draw:line draw:style-name="gr12" draw:text-style-name="P1" draw:layer="layout" svg:x1="5.437cm" svg:y1="11.573cm" svg:x2="8.784cm" svg:y2="9.496cm">
          <text:p/>
        </draw:line>
        <draw:frame draw:style-name="gr13" draw:text-style-name="P5" draw:layer="layout" svg:width="4.409cm" svg:height="1.673cm" svg:x="1.2cm" svg:y="7.7cm">
          <draw:text-box>
            <text:p>Activaciones </text:p>
            <text:p>presinápticas </text:p>
          </draw:text-box>
        </draw:frame>
        <draw:frame draw:style-name="gr14" draw:text-style-name="P6" draw:layer="layout" svg:width="1.366cm" svg:height="1.105cm" svg:x="3.9cm" svg:y="5.2cm">
          <draw:text-box>
            <text:p><text:span text:style-name="T1">a</text:span><text:span text:style-name="T2">i,t</text:span><text:span text:style-name="T4">+</text:span></text:p>
          </draw:text-box>
        </draw:frame>
        <draw:frame draw:style-name="gr15" draw:text-style-name="P6" draw:layer="layout" svg:width="1.239cm" svg:height="1.105cm" svg:x="4cm" svg:y="11.001cm">
          <draw:text-box>
            <text:p><text:span text:style-name="T1">a</text:span><text:span text:style-name="T2">i,t</text:span><text:span text:style-name="T4">-</text:span></text:p>
          </draw:text-box>
        </draw:frame>
        <draw:frame draw:style-name="gr16" draw:text-style-name="P5" draw:layer="layout" svg:width="0.1cm" svg:height="2.384cm" svg:x="5.4cm" svg:y="5.7cm">
          <draw:text-box>
            <text:p>.</text:p>
            <text:p>.</text:p>
            <text:p>.</text:p>
          </draw:text-box>
        </draw:frame>
        <draw:frame draw:style-name="gr16" draw:text-style-name="P5" draw:layer="layout" svg:width="0.1cm" svg:height="2.384cm" svg:x="5.354cm" svg:y="11.5cm">
          <draw:text-box>
            <text:p>.</text:p>
            <text:p>.</text:p>
            <text:p>.</text:p>
          </draw:text-box>
        </draw:frame>
        <draw:frame draw:style-name="gr17" draw:text-style-name="P2" draw:layer="layout" svg:width="1.666cm" svg:height="1.105cm" svg:x="7.5cm" svg:y="6.2cm">
          <draw:text-box>
            <text:p><text:span text:style-name="T1">w</text:span><text:span text:style-name="T2">i,j,t</text:span><text:span text:style-name="T4">+</text:span></text:p>
          </draw:text-box>
        </draw:frame>
        <draw:frame draw:style-name="gr18" draw:text-style-name="P2" draw:layer="layout" svg:width="1.539cm" svg:height="1.105cm" svg:x="7.5cm" svg:y="10.201cm">
          <draw:text-box>
            <text:p><text:span text:style-name="T1">w</text:span><text:span text:style-name="T2">i,j,t</text:span><text:span text:style-name="T4">-</text:span></text:p>
          </draw:text-box>
        </draw:frame>
        <draw:frame draw:style-name="gr19" draw:text-style-name="P7" draw:layer="layout" svg:width="3.535cm" svg:height="1.223cm" svg:x="9.766cm" svg:y="7.278cm">
          <draw:text-box>
            <text:p><text:span text:style-name="T5">a</text:span><text:span text:style-name="T2">i,t</text:span><text:span text:style-name="T4">+</text:span><text:span text:style-name="T3">*</text:span><text:span text:style-name="T5">w</text:span><text:span text:style-name="T2">i,j,t</text:span><text:span text:style-name="T4">+</text:span></text:p>
          </draw:text-box>
        </draw:frame>
        <draw:frame draw:style-name="gr19" draw:text-style-name="P7" draw:layer="layout" svg:width="3.535cm" svg:height="1.223cm" svg:x="9.767cm" svg:y="8.879cm">
          <draw:text-box>
            <text:p><text:span text:style-name="T5">a</text:span><text:span text:style-name="T2">i,t</text:span><text:span text:style-name="T4">-</text:span><text:span text:style-name="T3">*</text:span><text:span text:style-name="T5">w</text:span><text:span text:style-name="T2">i,j,t</text:span><text:span text:style-name="T4">-</text:span></text:p>
          </draw:text-box>
        </draw:frame>
        <draw:frame draw:style-name="gr16" draw:text-style-name="P8" draw:layer="layout" svg:width="5.5cm" svg:height="2.384cm" svg:x="8.1cm" svg:y="10.9cm">
          <draw:text-box>
            <text:p text:style-name="P3"><text:span text:style-name="T1">j</text:span> </text:p>
            <text:p text:style-name="P3">Unidad postsináptica </text:p>
          </draw:text-box>
        </draw:frame>
      </draw:page>
      <draw:page draw:name="page2" draw:style-name="dp1" draw:master-page-name="Predeterminado">
        <draw:custom-shape draw:style-name="gr20" draw:text-style-name="P1" draw:layer="layout" svg:width="3.2cm" svg:height="3.2cm" svg:x="10.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1.1cm" svg:x="15.9cm" svg:y="7.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424cm" svg:height="1.105cm" svg:x="15.9cm" svg:y="7.9cm">
          <draw:text-box>
            <text:p><text:span text:style-name="T1">L(exc</text:span><text:span text:style-name="T2">j,t</text:span><text:span text:style-name="T1">)</text:span></text:p>
          </draw:text-box>
        </draw:frame>
        <draw:line draw:style-name="gr5" draw:text-style-name="P1" draw:layer="layout" svg:x1="13.5cm" svg:y1="8.5cm" svg:x2="15.9cm" svg:y2="8.5cm">
          <text:p/>
        </draw:line>
        <draw:custom-shape draw:style-name="gr6" draw:text-style-name="P1" draw:layer="layout" svg:width="4.5cm" svg:height="1.9cm" svg:x="19.6cm" svg:y="7.5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3.829cm" svg:height="1.657cm" svg:x="20cm" svg:y="7.601cm">
          <draw:text-box>
            <text:p text:style-name="P3"><text:span text:style-name="T1">Reactivación</text:span></text:p>
            <text:p text:style-name="P3"><text:span text:style-name="T1">Decaimiento</text:span></text:p>
          </draw:text-box>
        </draw:frame>
        <draw:line draw:style-name="gr5" draw:text-style-name="P1" draw:layer="layout" svg:x1="18.4cm" svg:y1="8.5cm" svg:x2="19.6cm" svg:y2="8.5cm">
          <text:p/>
        </draw:line>
        <draw:line draw:style-name="gr5" draw:text-style-name="P1" draw:layer="layout" svg:x1="24.1cm" svg:y1="8.5cm" svg:x2="25.3cm" svg:y2="8.5cm">
          <text:p/>
        </draw:line>
        <draw:frame draw:style-name="gr9" draw:text-style-name="P2" draw:layer="layout" svg:width="1.116cm" svg:height="1.105cm" svg:x="25.2cm" svg:y="8.001cm">
          <draw:text-box>
            <text:p><text:span text:style-name="T3">a</text:span><text:span text:style-name="T2">j,t</text:span></text:p>
          </draw:text-box>
        </draw:frame>
        <draw:frame draw:style-name="gr10" draw:text-style-name="P2" draw:layer="layout" svg:width="1.111cm" svg:height="1.105cm" svg:x="16.6cm" svg:y="5.802cm">
          <draw:text-box>
            <text:p><text:span text:style-name="T3">θ</text:span><text:span text:style-name="T2">j,t</text:span></text:p>
          </draw:text-box>
        </draw:frame>
        <draw:frame draw:style-name="gr9" draw:text-style-name="P2" draw:layer="layout" svg:width="1.116cm" svg:height="1.105cm" svg:x="25.2cm" svg:y="8.002cm">
          <draw:text-box>
            <text:p><text:span text:style-name="T3">a</text:span><text:span text:style-name="T2">j,t</text:span></text:p>
          </draw:text-box>
        </draw:frame>
        <draw:frame draw:style-name="gr9" draw:text-style-name="P2" draw:layer="layout" svg:width="1.116cm" svg:height="1.105cm" svg:x="25.2cm" svg:y="8.002cm">
          <draw:text-box>
            <text:p><text:span text:style-name="T3">a</text:span><text:span text:style-name="T2">j,t</text:span></text:p>
          </draw:text-box>
        </draw:frame>
        <draw:line draw:style-name="gr5" draw:text-style-name="P1" draw:layer="layout" svg:x1="17.2cm" svg:y1="6.9cm" svg:x2="17.2cm" svg:y2="7.9cm">
          <text:p/>
        </draw:line>
        <draw:line draw:style-name="gr11" draw:text-style-name="P1" draw:layer="layout" svg:x1="7.2cm" svg:y1="6.6cm" svg:x2="10.273cm" svg:y2="7.838cm">
          <text:p/>
        </draw:line>
        <draw:frame draw:style-name="gr13" draw:text-style-name="P5" draw:layer="layout" svg:width="4.409cm" svg:height="1.673cm" svg:x="1.391cm" svg:y="7.727cm">
          <draw:text-box>
            <text:p>Activaciones </text:p>
            <text:p>presinápticas </text:p>
          </draw:text-box>
        </draw:frame>
        <draw:frame draw:style-name="gr14" draw:text-style-name="P6" draw:layer="layout" svg:width="1.366cm" svg:height="1.105cm" svg:x="5.9cm" svg:y="5.8cm">
          <draw:text-box>
            <text:p><text:span text:style-name="T1">a</text:span><text:span text:style-name="T6">1</text:span><text:span text:style-name="T2">,t</text:span></text:p>
          </draw:text-box>
        </draw:frame>
        <draw:frame draw:style-name="gr15" draw:text-style-name="P6" draw:layer="layout" svg:width="1.239cm" svg:height="1.105cm" svg:x="5.9cm" svg:y="9.901cm">
          <draw:text-box>
            <text:p><text:span text:style-name="T1">a</text:span><text:span text:style-name="T2">n,t</text:span></text:p>
          </draw:text-box>
        </draw:frame>
        <draw:frame draw:style-name="gr16" draw:text-style-name="P5" draw:layer="layout" svg:width="0.1cm" svg:height="2.384cm" svg:x="6.9cm" svg:y="6.3cm">
          <draw:text-box>
            <text:p>.</text:p>
            <text:p>.</text:p>
            <text:p>.</text:p>
          </draw:text-box>
        </draw:frame>
        <draw:frame draw:style-name="gr16" draw:text-style-name="P5" draw:layer="layout" svg:width="0.1cm" svg:height="2.384cm" svg:x="6.854cm" svg:y="8.3cm">
          <draw:text-box>
            <text:p>.</text:p>
            <text:p>.</text:p>
            <text:p>.</text:p>
          </draw:text-box>
        </draw:frame>
        <draw:frame draw:style-name="gr17" draw:text-style-name="P2" draw:layer="layout" svg:width="1.666cm" svg:height="1.105cm" svg:x="8.7cm" svg:y="6.4cm">
          <draw:text-box>
            <text:p><text:span text:style-name="T1">w</text:span><text:span text:style-name="T6">1</text:span><text:span text:style-name="T2">,j,t</text:span></text:p>
          </draw:text-box>
        </draw:frame>
        <draw:frame draw:style-name="gr18" draw:text-style-name="P2" draw:layer="layout" svg:width="1.539cm" svg:height="1.105cm" svg:x="8.7cm" svg:y="8.601cm">
          <draw:text-box>
            <text:p><text:span text:style-name="T1">w</text:span><text:span text:style-name="T2">n,j,t</text:span></text:p>
          </draw:text-box>
        </draw:frame>
        <draw:frame draw:style-name="gr22" draw:text-style-name="P7" draw:layer="layout" svg:width="2.735cm" svg:height="1.959cm" svg:x="10.965cm" svg:y="8.077cm">
          <draw:text-box>
            <text:p><text:span text:style-name="T5">a</text:span><text:span text:style-name="T2">i,t</text:span><text:span text:style-name="T5">w</text:span><text:span text:style-name="T2">i,j,t</text:span></text:p>
          </draw:text-box>
        </draw:frame>
        <draw:frame draw:style-name="gr16" draw:text-style-name="P8" draw:layer="layout" svg:width="5.5cm" svg:height="2.384cm" svg:x="9.1cm" svg:y="10.3cm">
          <draw:text-box>
            <text:p text:style-name="P3"><text:span text:style-name="T1">j</text:span> </text:p>
            <text:p text:style-name="P3">Unidad postsináptica </text:p>
          </draw:text-box>
        </draw:frame>
        <draw:line draw:style-name="gr11" draw:text-style-name="P1" draw:layer="layout" svg:x1="7.3cm" svg:y1="8.7cm" svg:x2="10.096cm" svg:y2="8.662cm">
          <text:p/>
        </draw:line>
        <draw:frame draw:style-name="gr14" draw:text-style-name="P6" draw:layer="layout" svg:width="1.366cm" svg:height="1.105cm" svg:x="5.9cm" svg:y="7.901cm">
          <draw:text-box>
            <text:p><text:span text:style-name="T1">a</text:span><text:span text:style-name="T2">i,t</text:span></text:p>
          </draw:text-box>
        </draw:frame>
        <draw:frame draw:style-name="gr18" draw:text-style-name="P2" draw:layer="layout" svg:width="1.539cm" svg:height="1.105cm" svg:x="8.701cm" svg:y="7.502cm">
          <draw:text-box>
            <text:p><text:span text:style-name="T1">w</text:span><text:span text:style-name="T2">i,j,t</text:span></text:p>
          </draw:text-box>
        </draw:frame>
        <draw:line draw:style-name="gr11" draw:text-style-name="P1" draw:layer="layout" svg:x1="7.203cm" svg:y1="10.785cm" svg:x2="10.276cm" svg:y2="9.547cm">
          <text:p/>
        </draw:line>
        <draw:frame draw:style-name="gr23" draw:text-style-name="P2" draw:layer="layout" svg:width="1.649cm" svg:height="1.105cm" svg:x="13.6cm" svg:y="7.401cm">
          <draw:text-box>
            <text:p><text:span text:style-name="T1">exc</text:span><text:span text:style-name="T2">j,t</text:span></text:p>
          </draw:text-box>
        </draw:frame>
      </draw:page>
      <draw:page draw:name="page3" draw:style-name="dp1" draw:master-page-name="Predeterminado">
        <draw:custom-shape draw:style-name="gr20" draw:text-style-name="P1" draw:layer="layout" svg:width="3.2cm" svg:height="3.2cm" svg:x="10.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1.1cm" svg:x="15.9cm" svg:y="7.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5cm" svg:y1="8.5cm" svg:x2="15.9cm" svg:y2="8.5cm">
          <text:p/>
        </draw:line>
        <draw:custom-shape draw:style-name="gr6" draw:text-style-name="P1" draw:layer="layout" svg:width="4.5cm" svg:height="1.9cm" svg:x="19.6cm" svg:y="7.5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3.829cm" svg:height="1.657cm" svg:x="20.3cm" svg:y="8.001cm">
          <draw:text-box>
            <text:p text:style-name="P3"><text:span text:style-name="T1">Activación</text:span></text:p>
          </draw:text-box>
        </draw:frame>
        <draw:line draw:style-name="gr5" draw:text-style-name="P1" draw:layer="layout" svg:x1="18.4cm" svg:y1="8.5cm" svg:x2="19.6cm" svg:y2="8.5cm">
          <text:p/>
        </draw:line>
        <draw:line draw:style-name="gr5" draw:text-style-name="P1" draw:layer="layout" svg:x1="24.1cm" svg:y1="8.5cm" svg:x2="25.3cm" svg:y2="8.5cm">
          <text:p/>
        </draw:line>
        <draw:frame draw:style-name="gr9" draw:text-style-name="P2" draw:layer="layout" svg:width="1.116cm" svg:height="1.105cm" svg:x="25.2cm" svg:y="8.001cm">
          <draw:text-box>
            <text:p><text:span text:style-name="T3">a</text:span><text:span text:style-name="T2">j,t</text:span></text:p>
          </draw:text-box>
        </draw:frame>
        <draw:frame draw:style-name="gr10" draw:text-style-name="P2" draw:layer="layout" svg:width="1.111cm" svg:height="1.105cm" svg:x="16.6cm" svg:y="7.902cm">
          <draw:text-box>
            <text:p><text:span text:style-name="T3">θ</text:span><text:span text:style-name="T2">j,t</text:span></text:p>
          </draw:text-box>
        </draw:frame>
        <draw:frame draw:style-name="gr9" draw:text-style-name="P2" draw:layer="layout" svg:width="1.116cm" svg:height="1.105cm" svg:x="25.2cm" svg:y="8.002cm">
          <draw:text-box>
            <text:p><text:span text:style-name="T3">a</text:span><text:span text:style-name="T2">j,t</text:span></text:p>
          </draw:text-box>
        </draw:frame>
        <draw:frame draw:style-name="gr9" draw:text-style-name="P2" draw:layer="layout" svg:width="1.116cm" svg:height="1.105cm" svg:x="25.2cm" svg:y="8.002cm">
          <draw:text-box>
            <text:p><text:span text:style-name="T3">a</text:span><text:span text:style-name="T2">j,t</text:span></text:p>
          </draw:text-box>
        </draw:frame>
        <draw:line draw:style-name="gr11" draw:text-style-name="P1" draw:layer="layout" svg:x1="7.2cm" svg:y1="6.6cm" svg:x2="10.273cm" svg:y2="7.838cm">
          <text:p/>
        </draw:line>
        <draw:frame draw:style-name="gr13" draw:text-style-name="P5" draw:layer="layout" svg:width="4.409cm" svg:height="1.673cm" svg:x="1.391cm" svg:y="7.727cm">
          <draw:text-box>
            <text:p>Activaciones </text:p>
            <text:p>presinápticas </text:p>
          </draw:text-box>
        </draw:frame>
        <draw:frame draw:style-name="gr14" draw:text-style-name="P6" draw:layer="layout" svg:width="1.366cm" svg:height="1.105cm" svg:x="5.9cm" svg:y="5.8cm">
          <draw:text-box>
            <text:p><text:span text:style-name="T1">a</text:span><text:span text:style-name="T6">1</text:span><text:span text:style-name="T2">,t</text:span></text:p>
          </draw:text-box>
        </draw:frame>
        <draw:frame draw:style-name="gr15" draw:text-style-name="P6" draw:layer="layout" svg:width="1.239cm" svg:height="1.105cm" svg:x="5.9cm" svg:y="9.901cm">
          <draw:text-box>
            <text:p><text:span text:style-name="T1">a</text:span><text:span text:style-name="T2">n,t</text:span></text:p>
          </draw:text-box>
        </draw:frame>
        <draw:frame draw:style-name="gr16" draw:text-style-name="P5" draw:layer="layout" svg:width="0.1cm" svg:height="2.384cm" svg:x="6.9cm" svg:y="6.3cm">
          <draw:text-box>
            <text:p>.</text:p>
            <text:p>.</text:p>
            <text:p>.</text:p>
          </draw:text-box>
        </draw:frame>
        <draw:frame draw:style-name="gr16" draw:text-style-name="P5" draw:layer="layout" svg:width="0.1cm" svg:height="2.384cm" svg:x="6.854cm" svg:y="8.3cm">
          <draw:text-box>
            <text:p>.</text:p>
            <text:p>.</text:p>
            <text:p>.</text:p>
          </draw:text-box>
        </draw:frame>
        <draw:frame draw:style-name="gr16" draw:text-style-name="P8" draw:layer="layout" svg:width="5.5cm" svg:height="2.384cm" svg:x="9.1cm" svg:y="10.5cm">
          <draw:text-box>
            <text:p text:style-name="P3"><text:span text:style-name="T1">j</text:span> </text:p>
            <text:p text:style-name="P3">Neurona postsináptica </text:p>
          </draw:text-box>
        </draw:frame>
        <draw:line draw:style-name="gr11" draw:text-style-name="P1" draw:layer="layout" svg:x1="7.3cm" svg:y1="8.7cm" svg:x2="10.096cm" svg:y2="8.662cm">
          <text:p/>
        </draw:line>
        <draw:frame draw:style-name="gr14" draw:text-style-name="P6" draw:layer="layout" svg:width="1.366cm" svg:height="1.105cm" svg:x="5.9cm" svg:y="7.901cm">
          <draw:text-box>
            <text:p><text:span text:style-name="T1">a</text:span><text:span text:style-name="T2">i,t</text:span></text:p>
          </draw:text-box>
        </draw:frame>
        <draw:line draw:style-name="gr11" draw:text-style-name="P1" draw:layer="layout" svg:x1="7.203cm" svg:y1="10.785cm" svg:x2="10.276cm" svg:y2="9.5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7:43:08.831998249</meta:creation-date>
    <dc:date>2018-05-13T13:56:48.139684082</dc:date>
    <meta:editing-duration>PT2H48M36S</meta:editing-duration>
    <meta:editing-cycles>3</meta:editing-cycles>
    <meta:generator>LibreOffice/5.1.6.2$Linux_X86_64 LibreOffice_project/10m0$Build-2</meta:generator>
    <meta:document-statistic meta:object-count="83"/>
  </office:meta>
</office:document-meta>
</file>